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XdocPage.handleBrow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ewXdocPage.getContain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XdocPage.NewXdocPage( I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wXdocPage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XdocPage.widgetSelected( Sele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XdocPage.updateStatus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XdocPage.modifyText( Modif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XdocPage.createControl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NewXdocPage.dialogChange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ewXdocPage.initializ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